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2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3333"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3333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6pt solid #000000"/>
      <style:text-properties fo:color="#009933"/>
    </style:style>
    <style:style style:name="ce9" style:family="table-cell" style:parent-style-name="Default">
      <style:table-cell-properties fo:border="0.06pt solid #000000"/>
      <style:text-properties style:use-window-font-color="true"/>
    </style:style>
    <style:style style:name="ce10" style:family="table-cell" style:parent-style-name="Default">
      <style:table-cell-properties fo:border="0.06pt solid #000000"/>
      <style:text-properties fo:color="#00782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5" table:default-cell-style-name="ce4"/>
        <table:table-row table:style-name="ro1">
          <table:table-cell table:style-name="ce1" office:value-type="string" calcext:value-type="string" table:number-columns-spanned="7" table:number-rows-spanned="1">
            <text:p>ReLU Activation Function</text:p>
          </table:table-cell>
          <table:covered-table-cell table:style-name="ce5"/>
          <table:covered-table-cell table:style-name="ce6"/>
          <table:covered-table-cell table:number-columns-repeated="4"/>
        </table:table-row>
        <table:table-row table:style-name="ro1">
          <table:table-cell table:style-name="ce2" table:number-columns-spanned="2" table:number-rows-spanned="1"/>
          <table:covered-table-cell table:style-name="ce5"/>
          <table:table-cell table:style-name="ce6" office:value-type="string" calcext:value-type="string" table:number-columns-spanned="5" table:number-rows-spanned="1">
            <text:p>Hidden Node</text:p>
          </table:table-cell>
          <table:covered-table-cell table:number-columns-repeated="4"/>
        </table:table-row>
        <table:table-row table:style-name="ro2">
          <table:table-cell table:style-name="ce3" office:value-type="string" calcext:value-type="string" table:number-columns-spanned="1" table:number-rows-spanned="7">
            <text:p>Batch Siz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covered-table-cell office:value-type="string" calcext:value-type="string">
            <text:p>Batch Size</text:p>
          </table:covered-table-cell>
          <table:table-cell office:value-type="float" office:value="50" calcext:value-type="float">
            <text:p>50</text:p>
          </table:table-cell>
          <table:table-cell office:value-type="float" office:value="0.40044" calcext:value-type="float">
            <text:p>0.40044</text:p>
          </table:table-cell>
          <table:table-cell office:value-type="float" office:value="0.338834" calcext:value-type="float">
            <text:p>0.338834</text:p>
          </table:table-cell>
          <table:table-cell office:value-type="float" office:value="0.430143" calcext:value-type="float">
            <text:p>0.430143</text:p>
          </table:table-cell>
          <table:table-cell office:value-type="float" office:value="0.411441" calcext:value-type="float">
            <text:p>0.411441</text:p>
          </table:table-cell>
          <table:table-cell office:value-type="float" office:value="0.416942" calcext:value-type="float">
            <text:p>0.416942</text:p>
          </table:table-cell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office:value-type="float" office:value="0.393839" calcext:value-type="float">
            <text:p>0.393839</text:p>
          </table:table-cell>
          <table:table-cell table:style-name="ce8" office:value-type="float" office:value="0.442244" calcext:value-type="float">
            <text:p>0.442244</text:p>
          </table:table-cell>
          <table:table-cell office:value-type="float" office:value="0.40154" calcext:value-type="float">
            <text:p>0.40154</text:p>
          </table:table-cell>
          <table:table-cell office:value-type="float" office:value="0.341034" calcext:value-type="float">
            <text:p>0.341034</text:p>
          </table:table-cell>
          <table:table-cell office:value-type="float" office:value="0.363036" calcext:value-type="float">
            <text:p>0.363036</text:p>
          </table:table-cell>
        </table:table-row>
        <table:table-row table:style-name="ro2">
          <table:covered-table-cell/>
          <table:table-cell office:value-type="float" office:value="150" calcext:value-type="float">
            <text:p>150</text:p>
          </table:table-cell>
          <table:table-cell office:value-type="float" office:value="0.355336" calcext:value-type="float">
            <text:p>0.355336</text:p>
          </table:table-cell>
          <table:table-cell office:value-type="float" office:value="0.392739" calcext:value-type="float">
            <text:p>0.392739</text:p>
          </table:table-cell>
          <table:table-cell office:value-type="float" office:value="0.376238" calcext:value-type="float">
            <text:p>0.376238</text:p>
          </table:table-cell>
          <table:table-cell office:value-type="float" office:value="0.388339" calcext:value-type="float">
            <text:p>0.388339</text:p>
          </table:table-cell>
          <table:table-cell office:value-type="float" office:value="0.348735" calcext:value-type="float">
            <text:p>0.348735</text:p>
          </table:table-cell>
        </table:table-row>
        <table:table-row table:style-name="ro2">
          <table:covered-table-cell/>
          <table:table-cell office:value-type="float" office:value="200" calcext:value-type="float">
            <text:p>200</text:p>
          </table:table-cell>
          <table:table-cell office:value-type="float" office:value="0.344334" calcext:value-type="float">
            <text:p>0.344334</text:p>
          </table:table-cell>
          <table:table-cell office:value-type="float" office:value="0.391639" calcext:value-type="float">
            <text:p>0.391639</text:p>
          </table:table-cell>
          <table:table-cell office:value-type="float" office:value="0.344334" calcext:value-type="float">
            <text:p>0.344334</text:p>
          </table:table-cell>
          <table:table-cell office:value-type="float" office:value="0.278328" calcext:value-type="float">
            <text:p>0.278328</text:p>
          </table:table-cell>
          <table:table-cell office:value-type="float" office:value="0.363036" calcext:value-type="float">
            <text:p>0.363036</text:p>
          </table:table-cell>
        </table:table-row>
        <table:table-row table:style-name="ro2">
          <table:covered-table-cell/>
          <table:table-cell office:value-type="float" office:value="250" calcext:value-type="float">
            <text:p>250</text:p>
          </table:table-cell>
          <table:table-cell office:value-type="float" office:value="0.40484" calcext:value-type="float">
            <text:p>0.40484</text:p>
          </table:table-cell>
          <table:table-cell office:value-type="float" office:value="0.375138" calcext:value-type="float">
            <text:p>0.375138</text:p>
          </table:table-cell>
          <table:table-cell office:value-type="float" office:value="0.371837" calcext:value-type="float">
            <text:p>0.371837</text:p>
          </table:table-cell>
          <table:table-cell office:value-type="float" office:value="0.294829" calcext:value-type="float">
            <text:p>0.294829</text:p>
          </table:table-cell>
          <table:table-cell office:value-type="float" office:value="0.368537" calcext:value-type="float">
            <text:p>0.368537</text:p>
          </table:table-cell>
        </table:table-row>
        <table:table-row table:style-name="ro2">
          <table:covered-table-cell/>
          <table:table-cell office:value-type="float" office:value="300" calcext:value-type="float">
            <text:p>300</text:p>
          </table:table-cell>
          <table:table-cell office:value-type="float" office:value="0.382838" calcext:value-type="float">
            <text:p>0.382838</text:p>
          </table:table-cell>
          <table:table-cell office:value-type="float" office:value="0.306931" calcext:value-type="float">
            <text:p>0.306931</text:p>
          </table:table-cell>
          <table:table-cell office:value-type="float" office:value="0.435644" calcext:value-type="float">
            <text:p>0.435644</text:p>
          </table:table-cell>
          <table:table-cell office:value-type="float" office:value="0.338834" calcext:value-type="float">
            <text:p>0.338834</text:p>
          </table:table-cell>
          <table:table-cell office:value-type="float" office:value="0.305831" calcext:value-type="float">
            <text:p>0.305831</text:p>
          </table:table-cell>
        </table:table-row>
        <table:table-row table:style-name="ro2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Sigmoid Activation Function</text:p>
          </table:table-cell>
          <table:covered-table-cell table:number-columns-repeated="6"/>
        </table:table-row>
        <table:table-row table:style-name="ro1">
          <table:table-cell table:style-name="ce2" table:number-columns-spanned="2" table:number-rows-spanned="1"/>
          <table:covered-table-cell table:style-name="ce5"/>
          <table:table-cell table:style-name="ce6" office:value-type="string" calcext:value-type="string" table:number-columns-spanned="5" table:number-rows-spanned="1">
            <text:p>Hidden Node</text:p>
          </table:table-cell>
          <table:covered-table-cell table:number-columns-repeated="4"/>
        </table:table-row>
        <table:table-row table:style-name="ro2">
          <table:table-cell table:style-name="ce3" office:value-type="string" calcext:value-type="string" table:number-columns-spanned="1" table:number-rows-spanned="7">
            <text:p>Batch Siz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covered-table-cell/>
          <table:table-cell office:value-type="float" office:value="50" calcext:value-type="float">
            <text:p>50</text:p>
          </table:table-cell>
          <table:table-cell office:value-type="float" office:value="0.409241" calcext:value-type="float">
            <text:p>0.409241</text:p>
          </table:table-cell>
          <table:table-cell office:value-type="float" office:value="0.438944" calcext:value-type="float">
            <text:p>0.438944</text:p>
          </table:table-cell>
          <table:table-cell office:value-type="float" office:value="0.464246" calcext:value-type="float">
            <text:p>0.464246</text:p>
          </table:table-cell>
          <table:table-cell office:value-type="float" office:value="0.446645" calcext:value-type="float">
            <text:p>0.446645</text:p>
          </table:table-cell>
          <table:table-cell table:style-name="ce8" office:value-type="float" office:value="0.476348" calcext:value-type="float">
            <text:p>0.476348</text:p>
          </table:table-cell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office:value-type="float" office:value="0.40264" calcext:value-type="float">
            <text:p>0.40264</text:p>
          </table:table-cell>
          <table:table-cell office:value-type="float" office:value="0.410341" calcext:value-type="float">
            <text:p>0.410341</text:p>
          </table:table-cell>
          <table:table-cell office:value-type="float" office:value="0.442244" calcext:value-type="float">
            <text:p>0.442244</text:p>
          </table:table-cell>
          <table:table-cell office:value-type="float" office:value="0.423542" calcext:value-type="float">
            <text:p>0.423542</text:p>
          </table:table-cell>
          <table:table-cell office:value-type="float" office:value="0.447745" calcext:value-type="float">
            <text:p>0.447745</text:p>
          </table:table-cell>
        </table:table-row>
        <table:table-row table:style-name="ro2">
          <table:covered-table-cell/>
          <table:table-cell office:value-type="float" office:value="150" calcext:value-type="float">
            <text:p>150</text:p>
          </table:table-cell>
          <table:table-cell office:value-type="float" office:value="0.366337" calcext:value-type="float">
            <text:p>0.366337</text:p>
          </table:table-cell>
          <table:table-cell office:value-type="float" office:value="0.392739" calcext:value-type="float">
            <text:p>0.392739</text:p>
          </table:table-cell>
          <table:table-cell office:value-type="float" office:value="0.426843" calcext:value-type="float">
            <text:p>0.426843</text:p>
          </table:table-cell>
          <table:table-cell office:value-type="float" office:value="0.420242" calcext:value-type="float">
            <text:p>0.420242</text:p>
          </table:table-cell>
          <table:table-cell office:value-type="float" office:value="0.438944" calcext:value-type="float">
            <text:p>0.438944</text:p>
          </table:table-cell>
        </table:table-row>
        <table:table-row table:style-name="ro2">
          <table:covered-table-cell/>
          <table:table-cell office:value-type="float" office:value="200" calcext:value-type="float">
            <text:p>200</text:p>
          </table:table-cell>
          <table:table-cell office:value-type="float" office:value="0.365237" calcext:value-type="float">
            <text:p>0.365237</text:p>
          </table:table-cell>
          <table:table-cell office:value-type="float" office:value="0.429043" calcext:value-type="float">
            <text:p>0.429043</text:p>
          </table:table-cell>
          <table:table-cell office:value-type="float" office:value="0.418042" calcext:value-type="float">
            <text:p>0.418042</text:p>
          </table:table-cell>
          <table:table-cell office:value-type="float" office:value="0.445545" calcext:value-type="float">
            <text:p>0.445545</text:p>
          </table:table-cell>
          <table:table-cell office:value-type="float" office:value="0.411441" calcext:value-type="float">
            <text:p>0.411441</text:p>
          </table:table-cell>
        </table:table-row>
        <table:table-row table:style-name="ro2">
          <table:covered-table-cell/>
          <table:table-cell office:value-type="float" office:value="250" calcext:value-type="float">
            <text:p>250</text:p>
          </table:table-cell>
          <table:table-cell office:value-type="float" office:value="0.360836" calcext:value-type="float">
            <text:p>0.360836</text:p>
          </table:table-cell>
          <table:table-cell office:value-type="float" office:value="0.394939" calcext:value-type="float">
            <text:p>0.394939</text:p>
          </table:table-cell>
          <table:table-cell office:value-type="float" office:value="0.413641" calcext:value-type="float">
            <text:p>0.413641</text:p>
          </table:table-cell>
          <table:table-cell office:value-type="float" office:value="0.40374" calcext:value-type="float">
            <text:p>0.40374</text:p>
          </table:table-cell>
          <table:table-cell office:value-type="float" office:value="0.443344" calcext:value-type="float">
            <text:p>0.443344</text:p>
          </table:table-cell>
        </table:table-row>
        <table:table-row table:style-name="ro2">
          <table:covered-table-cell/>
          <table:table-cell office:value-type="float" office:value="300" calcext:value-type="float">
            <text:p>300</text:p>
          </table:table-cell>
          <table:table-cell office:value-type="float" office:value="0.328933" calcext:value-type="float">
            <text:p>0.328933</text:p>
          </table:table-cell>
          <table:table-cell office:value-type="float" office:value="0.380638" calcext:value-type="float">
            <text:p>0.380638</text:p>
          </table:table-cell>
          <table:table-cell office:value-type="float" office:value="0.445545" calcext:value-type="float">
            <text:p>0.445545</text:p>
          </table:table-cell>
          <table:table-cell office:value-type="float" office:value="0.393839" calcext:value-type="float">
            <text:p>0.393839</text:p>
          </table:table-cell>
          <table:table-cell office:value-type="float" office:value="0.411441" calcext:value-type="float">
            <text:p>0.411441</text:p>
          </table:table-cell>
        </table:table-row>
        <table:table-row table:style-name="ro2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Tanh Activation Function</text:p>
          </table:table-cell>
          <table:covered-table-cell table:number-columns-repeated="6"/>
        </table:table-row>
        <table:table-row table:style-name="ro1">
          <table:table-cell table:style-name="ce2" table:number-columns-spanned="2" table:number-rows-spanned="1"/>
          <table:covered-table-cell table:style-name="ce5"/>
          <table:table-cell table:style-name="ce6" office:value-type="string" calcext:value-type="string" table:number-columns-spanned="5" table:number-rows-spanned="1">
            <text:p>Hidden Node</text:p>
          </table:table-cell>
          <table:covered-table-cell table:number-columns-repeated="4"/>
        </table:table-row>
        <table:table-row table:style-name="ro2">
          <table:table-cell table:style-name="ce3" office:value-type="string" calcext:value-type="string" table:number-columns-spanned="1" table:number-rows-spanned="7">
            <text:p>Batch Siz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covered-table-cell/>
          <table:table-cell office:value-type="float" office:value="50" calcext:value-type="float">
            <text:p>50</text:p>
          </table:table-cell>
          <table:table-cell office:value-type="float" office:value="0.416942" calcext:value-type="float">
            <text:p>0.416942</text:p>
          </table:table-cell>
          <table:table-cell office:value-type="float" office:value="0.40484" calcext:value-type="float">
            <text:p>0.40484</text:p>
          </table:table-cell>
          <table:table-cell table:style-name="ce10" office:value-type="float" office:value="0.453245" calcext:value-type="float">
            <text:p>0.453245</text:p>
          </table:table-cell>
          <table:table-cell office:value-type="float" office:value="0.438944" calcext:value-type="float">
            <text:p>0.438944</text:p>
          </table:table-cell>
          <table:table-cell office:value-type="float" office:value="0.436744" calcext:value-type="float">
            <text:p>0.436744</text:p>
          </table:table-cell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office:value-type="float" office:value="0.381738" calcext:value-type="float">
            <text:p>0.381738</text:p>
          </table:table-cell>
          <table:table-cell table:style-name="ce9" office:value-type="float" office:value="0.446645" calcext:value-type="float">
            <text:p>0.446645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35964" calcext:value-type="float">
            <text:p>0.435964</text:p>
          </table:table-cell>
          <table:table-cell office:value-type="float" office:value="0.424642" calcext:value-type="float">
            <text:p>0.424642</text:p>
          </table:table-cell>
        </table:table-row>
        <table:table-row table:style-name="ro2">
          <table:covered-table-cell/>
          <table:table-cell office:value-type="float" office:value="150" calcext:value-type="float">
            <text:p>150</text:p>
          </table:table-cell>
          <table:table-cell office:value-type="float" office:value="0.379538" calcext:value-type="float">
            <text:p>0.379538</text:p>
          </table:table-cell>
          <table:table-cell office:value-type="float" office:value="0.410341" calcext:value-type="float">
            <text:p>0.410341</text:p>
          </table:table-cell>
          <table:table-cell office:value-type="float" office:value="0.40484" calcext:value-type="float">
            <text:p>0.40484</text:p>
          </table:table-cell>
          <table:table-cell office:value-type="float" office:value="0.409241" calcext:value-type="float">
            <text:p>0.409241</text:p>
          </table:table-cell>
          <table:table-cell office:value-type="float" office:value="0.430143" calcext:value-type="float">
            <text:p>0.430143</text:p>
          </table:table-cell>
        </table:table-row>
        <table:table-row table:style-name="ro2">
          <table:covered-table-cell/>
          <table:table-cell office:value-type="float" office:value="200" calcext:value-type="float">
            <text:p>200</text:p>
          </table:table-cell>
          <table:table-cell office:value-type="float" office:value="0.388339" calcext:value-type="float">
            <text:p>0.388339</text:p>
          </table:table-cell>
          <table:table-cell office:value-type="float" office:value="0.40044" calcext:value-type="float">
            <text:p>0.40044</text:p>
          </table:table-cell>
          <table:table-cell office:value-type="float" office:value="0.371837" calcext:value-type="float">
            <text:p>0.371837</text:p>
          </table:table-cell>
          <table:table-cell office:value-type="float" office:value="0.429043" calcext:value-type="float">
            <text:p>0.429043</text:p>
          </table:table-cell>
          <table:table-cell office:value-type="float" office:value="0.39714" calcext:value-type="float">
            <text:p>0.39714</text:p>
          </table:table-cell>
        </table:table-row>
        <table:table-row table:style-name="ro2">
          <table:covered-table-cell/>
          <table:table-cell office:value-type="float" office:value="250" calcext:value-type="float">
            <text:p>250</text:p>
          </table:table-cell>
          <table:table-cell office:value-type="float" office:value="0.409241" calcext:value-type="float">
            <text:p>0.409241</text:p>
          </table:table-cell>
          <table:table-cell office:value-type="float" office:value="0.372937" calcext:value-type="float">
            <text:p>0.372937</text:p>
          </table:table-cell>
          <table:table-cell office:value-type="float" office:value="0.390539" calcext:value-type="float">
            <text:p>0.390539</text:p>
          </table:table-cell>
          <table:table-cell office:value-type="float" office:value="0.382838" calcext:value-type="float">
            <text:p>0.382838</text:p>
          </table:table-cell>
          <table:table-cell office:value-type="float" office:value="0.410341" calcext:value-type="float">
            <text:p>0.410341</text:p>
          </table:table-cell>
        </table:table-row>
        <table:table-row table:style-name="ro2">
          <table:covered-table-cell/>
          <table:table-cell office:value-type="float" office:value="300" calcext:value-type="float">
            <text:p>300</text:p>
          </table:table-cell>
          <table:table-cell office:value-type="float" office:value="0.357536" calcext:value-type="float">
            <text:p>0.357536</text:p>
          </table:table-cell>
          <table:table-cell office:value-type="float" office:value="0.385039" calcext:value-type="float">
            <text:p>0.385039</text:p>
          </table:table-cell>
          <table:table-cell office:value-type="float" office:value="0.374037" calcext:value-type="float">
            <text:p>0.374037</text:p>
          </table:table-cell>
          <table:table-cell office:value-type="float" office:value="0.388339" calcext:value-type="float">
            <text:p>0.388339</text:p>
          </table:table-cell>
          <table:table-cell office:value-type="float" office:value="0.391639" calcext:value-type="float">
            <text:p>0.391639</text:p>
          </table:table-cell>
        </table:table-row>
        <table:table-row table:style-name="ro2" table:number-rows-repeated="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7"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6:29:33.378992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4:11:45.862697838</meta:creation-date>
    <dc:date>2016-09-29T16:30:45.415485700</dc:date>
    <meta:editing-duration>PT2H1M10S</meta:editing-duration>
    <meta:editing-cycles>21</meta:editing-cycles>
    <meta:generator>LibreOffice/5.1.4.2$Linux_X86_64 LibreOffice_project/10m0$Build-2</meta:generator>
    <meta:document-statistic meta:table-count="1" meta:cell-count="133" meta:object-count="0"/>
  </office:meta>
</office:document-meta>
</file>